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9b93" officeooo:paragraph-rsid="000d9b93"/>
    </style:style>
    <style:style style:name="T1" style:family="text">
      <style:text-properties officeooo:rsid="0010c6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Юля Макогон</text:p>
      <text:p text:style-name="Standard">08:36</text:p>
      <text:p text:style-name="Standard">на прошлой неделе <text:s/><text:span text:style-name="T1">la semaine dernière</text:span></text:p>
      <text:p text:style-name="Standard">с понедельника до <text:s/>пятницы <text:span text:style-name="T1">du lundi au vendredi</text:span> </text:p>
      <text:p text:style-name="Standard">Юля Макогон</text:p>
      <text:p text:style-name="Standard">08:37</text:p>
      <text:p text:style-name="Standard">с 10 утра до 11 у меня урок <text:s/><text:span text:style-name="T1">de 10h du mat à 11h j avais une leçon</text:span></text:p>
      <text:p text:style-name="Standard">Юля Макогон</text:p>
      <text:p text:style-name="Standard">08:38</text:p>
      <text:p text:style-name="Standard">использовать </text:p>
      <text:p text:style-name="Standard">utiliser </text:p>
      <text:p text:style-name="Standard">программу - logiciel </text:p>
      <text:p text:style-name="Standard">Юля Макогон</text:p>
      <text:p text:style-name="Standard">08:40</text:p>
      <text:p text:style-name="Standard">сложно difficil<text:span text:style-name="T1">e</text:span> - легко facil<text:span text:style-name="T1">e</text:span> </text:p>
      <text:p text:style-name="Standard">Юля Макогон</text:p>
      <text:p text:style-name="Standard">08:41</text:p>
      <text:p text:style-name="Standard">Русский - это сложный язык <text:s text:c="2"/><text:span text:style-name="T1">le russe est une langue difficile ou</text:span></text:p>
      <text:p text:style-name="Standard">Юля Макогон</text:p>
      <text:p text:style-name="Standard">08:43</text:p>
      <text:p text:style-name="Standard">Как вы сказали - вы говорили </text:p>
      <text:p text:style-name="Standard">Как сказать на русском <text:span text:style-name="T1">comment le dire en russe</text:span></text:p>
      <text:p text:style-name="Standard">Юля Макогон</text:p>
      <text:p text:style-name="Standard">08:45</text:p>
      <text:p text:style-name="Standard">Что? Я не услышал, что вы/ты сказал(и)</text:p>
      <text:p text:style-name="Standard">Что ты сказала?</text:p>
      <text:p text:style-name="Standard">Юля Макогон</text:p>
      <text:p text:style-name="Standard">08:56</text:p>
      <text:p text:style-name="Standard">платье </text:p>
      <text:p text:style-name="Standard">Юля Макогон</text:p>
      <text:p text:style-name="Standard">08:59</text:p>
      <text:p text:style-name="Standard">пред-по-читает </text:p>
      <text:p text:style-name="Standard">прет-по-читает </text:p>
      <text:p text:style-name="Standard">пред-па-читаит</text:p>
      <text:p text:style-name="Standard">Юля Макогон</text:p>
      <text:p text:style-name="Standard">09:14</text:p>
      <text:p text:style-name="Standard">Фильм понравился подруге </text:p>
      <text:p text:style-name="Standard">Подруге понравился фильм</text:p>
      <text:p text:style-name="Standard">Коты нравится мне </text:p>
      <text:p text:style-name="Standard">Юля Макогон</text:p>
      <text:p text:style-name="Standard">09:15</text:p>
      <text:p text:style-name="Standard">Коты не любят мышей</text:p>
      <text:p text:style-name="Standard">Мыши не любят котов </text:p>
      <text:p text:style-name="Standard">Юля Макогон</text:p>
      <text:p text:style-name="Standard">09:32</text:p>
      <text:p text:style-name="Standard">блюдо </text:p>
      <text:p text:style-name="Standard">Юля Макогон</text:p>
      <text:p text:style-name="Standard">09:35</text:p>
      <text:p text:style-name="Standard">У меня есть любимый ресторан во всех городах, где я жила</text:p>
      <text:p text:style-name="Standard">Юля Макогон</text:p>
      <text:p text:style-name="Standard">09:37</text:p>
      <text:p text:style-name="Standard">возможно - peut-etre</text:p>
      <text:p text:style-name="Standard"><text:soft-page-break/>может быть </text:p>
      <text:p text:style-name="Standard"/>
      <text:p text:style-name="Standard"/>
      <text:p text:style-name="P1">autres phrases :</text:p>
      <text:p text:style-name="P1"/>
      <text:p text:style-name="P1">je préfère regarder une vidéo : Я предпочитаю смотреть видео</text:p>
      <text:p text:style-name="P1"/>
      <text:p text:style-name="P1">Я предпочитаю слушать музыку</text:p>
      <text:p text:style-name="P1"/>
      <text:p text:style-name="P1">Я предпочитаю гулять по улице</text:p>
      <text:p text:style-name="P1"/>
      <text:p text:style-name="P1">Я не предпочитаю идти к тебе</text:p>
      <text:p text:style-name="P1"/>
      <text:p text:style-name="P1">Я иду к своим родителям</text:p>
      <text:p text:style-name="P1"/>
      <text:p text:style-name="P1">Я иду в супермаркет</text:p>
      <text:p text:style-name="P1"/>
      <text:p text:style-name="P1">Я куплю груши в супермаркете</text:p>
      <text:p text:style-name="P1"/>
      <text:p text:style-name="P1">я вожу машину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0T09:45:29.912000000</meta:creation-date>
    <dc:date>2021-07-10T21:13:29.998000000</dc:date>
    <meta:editing-duration>PT1H17M27S</meta:editing-duration>
    <meta:editing-cycles>4</meta:editing-cycles>
    <meta:generator>LibreOffice/7.0.6.2$Windows_X86_64 LibreOffice_project/144abb84a525d8e30c9dbbefa69cbbf2d8d4ae3b</meta:generator>
    <meta:document-statistic meta:table-count="0" meta:image-count="0" meta:object-count="0" meta:page-count="2" meta:paragraph-count="62" meta:word-count="204" meta:character-count="1139" meta:non-whitespace-character-count="978"/>
  </office:meta>
</office:document-meta>
</file>